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0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L’HEM FET ENCARA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/>
          <table:table-cell table:style-name="ce20" office:value-type="string" calcext:value-type="string">
            <text:p>FALTA MOSTRA EL COUNT AMB EL Nº DE DEPARTAMENTS 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 office:value-type="string" calcext:value-type="string">
            <text:p>CONSULTA FETA CORRECTAMEN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/>
          <table:table-cell table:style-name="ce20" office:value-type="string" calcext:value-type="string">
            <text:p>NO SE SI ESTÀ CORRECTA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 office:value-type="string" calcext:value-type="string">
            <text:p>CONSULTA FETA CORRECTAMEN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 office:value-type="string" calcext:value-type="string">
            <text:p>CONSULTA FETA CORRECTAMEN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 office:value-type="string" calcext:value-type="string">
            <text:p>CONSULTA FETA CORRECTAMENT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/>
          <table:table-cell table:style-name="ce20" office:value-type="string" calcext:value-type="string">
            <text:p>CONSULTA FETA CORRECTAMEN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8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SE COM ES FA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9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SE COM ES FA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10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 office:value-type="string" calcext:value-type="string">
            <text:p>NO SE COM ES FA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1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4:02:57.075883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18T14:05:04.915824746</dc:date>
    <meta:editing-duration>PT1H12M41S</meta:editing-duration>
    <meta:editing-cycles>6</meta:editing-cycles>
    <meta:document-statistic meta:table-count="1" meta:cell-count="41" meta:object-count="0"/>
  </office:meta>
</office:document-meta>
</file>